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32pt" style:font-size-asian="44pt" style:font-size-complex="44pt"/>
    </style:style>
    <style:style style:name="P8" style:family="paragraph">
      <style:text-properties style:font-name="Segoe UI5" fo:font-size="26pt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8pt" style:font-size-complex="2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7" style:family="text">
      <style:text-properties style:font-name="Calibri2" style:font-name-asian="Calibri3" style:font-name-complex="Calibri3"/>
    </style:style>
    <style:style style:name="T8" style:family="text">
      <style:text-properties style:text-position="33% 58%" style:font-name="Calibri2" style:font-name-asian="Calibri3" style:font-name-complex="Calibri3"/>
    </style:style>
    <style:style style:name="T9" style:family="text">
      <style:text-properties style:font-name="Calibri3" style:font-name-asian="Calibri3" style:font-name-complex="Calibri3"/>
    </style:style>
    <style:style style:name="T10" style:family="text">
      <style:text-properties style:text-position="-33% 58%" style:font-name="Calibri2" style:font-name-asian="Calibri3" style:font-name-complex="Calibri3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style:text-position="-33% 58%" fo:font-size="24pt" style:font-size-asian="32pt" style:font-size-complex="32pt"/>
    </style:style>
    <style:style style:name="T13" style:family="text">
      <style:text-properties style:text-position="33% 58%" fo:font-size="24pt" style:font-size-asian="32pt" style:font-size-complex="32pt"/>
    </style:style>
    <style:style style:name="T14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5" style:family="text">
      <style:text-properties style:text-position="33% 58%"/>
    </style:style>
    <style:style style:name="T16" style:family="text">
      <style:text-properties fo:font-size="26pt" style:font-size-asian="36pt" style:font-size-complex="36pt"/>
    </style:style>
    <style:style style:name="T17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8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19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0" style:family="text">
      <style:text-properties fo:font-size="2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-33% 58%" fo:font-size="26pt" style:font-size-asian="36pt" style:font-size-complex="36pt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style:font-name-asian="Calibri3" style:font-name-complex="Calibri3"/>
    </style:style>
    <style:style style:name="T24" style:family="text">
      <style:text-properties fo:font-size="28pt" style:font-size-asian="40pt" style:font-size-complex="40pt"/>
    </style:style>
    <style:style style:name="T25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26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27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28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29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0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34" style:family="text">
      <style:text-properties style:text-position="33% 58%" fo:font-size="28pt" style:font-size-asian="40pt" style:font-size-complex="40pt"/>
    </style:style>
    <style:style style:name="T35" style:family="text">
      <style:text-properties style:text-position="-33% 58%" fo:font-size="28pt" style:font-size-asian="40pt" style:font-size-complex="40pt"/>
    </style:style>
    <style:style style:name="T3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fo:font-size="20pt" fo:font-style="italic" style:font-size-asian="26pt" style:font-style-asian="italic" style:font-size-complex="26pt" style:font-style-complex="italic"/>
    </style:style>
    <style:style style:name="T40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1" style:family="text">
      <style:text-properties style:text-position="33% 58%" fo:font-size="20pt" style:font-size-asian="26pt" style:font-size-complex="26pt"/>
    </style:style>
    <style:style style:name="T42" style:family="text">
      <style:text-properties style:text-position="-33% 58%" fo:font-size="20pt" style:font-size-asian="26pt" style:font-size-complex="26pt"/>
    </style:style>
    <style:style style:name="T43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44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45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46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47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48" style:family="text">
      <style:text-properties fo:font-size="32pt" style:font-size-asian="44pt" style:font-size-complex="44pt"/>
    </style:style>
    <style:style style:name="T49" style:family="text">
      <style:text-properties fo:font-size="32pt" fo:font-style="italic" style:font-size-asian="44pt" style:font-style-asian="italic" style:font-size-complex="44pt" style:font-style-complex="italic"/>
    </style:style>
    <style:style style:name="T50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1" style:family="text">
      <style:text-properties style:text-position="33% 58%" fo:font-style="italic" style:font-style-asian="italic" style:font-style-complex="italic"/>
    </style:style>
    <style:style style:name="T52" style:family="text">
      <style:text-properties style:text-position="0% 100%"/>
    </style:style>
    <style:style style:name="T53" style:family="text">
      <style:text-properties style:text-position="0% 100%" fo:font-style="italic" style:font-style-asian="italic" style:font-style-complex="italic"/>
    </style:style>
    <style:style style:name="T54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55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56" style:family="text">
      <style:text-properties style:font-name="Segoe UI2" style:font-name-asian="Segoe UI4" style:font-name-complex="Segoe UI4"/>
    </style:style>
    <style:style style:name="T57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58" style:family="text">
      <style:text-properties style:font-name="Calibri3" fo:font-size="16pt" fo:font-style="italic" style:font-name-asian="Calibri3" style:font-size-asian="16pt" style:font-style-asian="italic" style:font-name-complex="Calibri3" style:font-size-complex="16pt" style:font-style-complex="italic"/>
    </style:style>
    <style:style style:name="T59" style:family="text">
      <style:text-properties style:text-position="33% 58%" style:font-name="Calibri3" style:font-name-asian="Calibri3" style:font-name-complex="Calibri3"/>
    </style:style>
    <style:style style:name="T60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61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2" style:family="text">
      <style:text-properties style:font-name="Segoe UI Symbol" fo:font-style="italic" style:font-name-asian="Segoe UI Symbol" style:font-style-asian="italic" style:font-name-complex="Segoe UI Symbol" style:font-style-complex="italic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style:text-position="33% 58%" fo:font-style="normal" style:font-style-asian="normal" style:font-style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style:text-position="33% 58%" style:font-name="Segoe UI Symbol" fo:font-style="italic" style:font-name-asian="Segoe UI Symbol" style:font-style-asian="italic" style:font-name-complex="Segoe UI Symbol" style:font-style-complex="italic"/>
    </style:style>
    <style:style style:name="T67" style:family="text">
      <style:text-properties style:text-position="0% 100%" fo:font-style="normal" style:font-style-asian="normal" style:font-style-complex="normal"/>
    </style:style>
    <style:style style:name="T68" style:family="text">
      <style:text-properties style:font-name="Segoe UI5" fo:font-size="26pt" style:font-size-asian="36pt" style:font-size-complex="36pt"/>
    </style:style>
    <style:style style:name="T69" style:family="text">
      <style:text-properties style:font-name="Segoe UI5" fo:font-size="26pt" fo:font-style="italic" style:font-size-asian="36pt" style:font-style-asian="italic" style:font-size-complex="36pt" style:font-style-complex="italic"/>
    </style:style>
    <style:style style:name="T70" style:family="text">
      <style:text-properties style:text-position="-33% 58%" style:font-name="Segoe UI5" fo:font-size="26pt" fo:font-style="italic" style:font-size-asian="36pt" style:font-style-asian="italic" style:font-size-complex="36pt" style:font-style-complex="italic"/>
    </style:style>
    <style:style style:name="T71" style:family="text">
      <style:text-properties style:text-position="33% 58%" style:font-name="Segoe UI5" fo:font-size="26pt" style:font-name-asian="Calibri3" style:font-size-asian="36pt" style:font-name-complex="Calibri3" style:font-size-complex="36pt"/>
    </style:style>
    <style:style style:name="T72" style:family="text">
      <style:text-properties style:font-name="Segoe UI5" fo:font-size="26pt" style:font-name-asian="Calibri3" style:font-size-asian="36pt" style:font-name-complex="Calibri3" style:font-size-complex="36pt"/>
    </style:style>
    <style:style style:name="T73" style:family="text">
      <style:text-properties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4" style:family="text">
      <style:text-properties style:text-position="-33% 58%"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5" style:family="text">
      <style:text-properties style:text-position="0% 100%" style:font-name="Segoe UI5" fo:font-size="26pt" fo:font-style="normal" style:font-name-asian="Calibri3" style:font-size-asian="36pt" style:font-style-asian="normal" style:font-name-complex="Calibri3" style:font-size-complex="36pt" style:font-style-complex="normal"/>
    </style:style>
    <style:style style:name="T76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77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78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79" style:family="text">
      <style:text-properties style:text-position="33% 58%" style:font-name="Segoe UI4" style:font-name-asian="Segoe UI4" style:font-name-complex="Segoe UI4"/>
    </style:style>
    <style:style style:name="T80" style:family="text">
      <style:text-properties style:text-position="33% 58%" style:font-name="Segoe UI2" style:font-name-asian="Segoe UI4" style:font-name-complex="Segoe UI4"/>
    </style:style>
    <style:style style:name="T81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2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3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84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85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86" style:family="text">
      <style:text-properties style:font-name="Segoe UI Symbol" style:font-name-asian="Segoe UI Symbol" style:font-name-complex="Segoe UI Symbol"/>
    </style:style>
    <style:style style:name="T87" style:family="text">
      <style:text-properties style:font-name="Calibri2" style:font-name-asian="Segoe UI Symbol" style:font-name-complex="Segoe UI Symbol"/>
    </style:style>
    <style:style style:name="T88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89" style:family="text">
      <style:text-properties fo:font-size="22pt" style:font-size-asian="28pt" style:font-size-complex="28pt"/>
    </style:style>
    <style:style style:name="T90" style:family="text">
      <style:text-properties fo:font-size="22pt" fo:font-style="italic" style:font-size-asian="28pt" style:font-style-asian="italic" style:font-size-complex="28pt" style:font-style-complex="italic"/>
    </style:style>
    <style:style style:name="T91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92" style:family="text">
      <style:text-properties style:text-position="33% 58%" fo:font-size="22pt" style:font-size-asian="28pt" style:font-size-complex="28pt"/>
    </style:style>
    <style:style style:name="T93" style:family="text">
      <style:text-properties style:text-position="33% 58%" style:font-name="Segoe UI4" fo:font-size="22pt" style:font-name-asian="Segoe UI4" style:font-size-asian="28pt" style:font-name-complex="Segoe UI4" style:font-size-complex="28pt"/>
    </style:style>
    <style:style style:name="T94" style:family="text">
      <style:text-properties style:text-position="33% 58%" style:font-name="Segoe UI2" fo:font-size="22pt" style:font-name-asian="Segoe UI4" style:font-size-asian="28pt" style:font-name-complex="Segoe UI4" style:font-size-complex="28pt"/>
    </style:style>
    <style:style style:name="T95" style:family="text">
      <style:text-properties style:font-name="Segoe UI Symbol" fo:font-size="22pt" style:font-name-asian="Segoe UI Symbol" style:font-size-asian="28pt" style:font-name-complex="Segoe UI Symbol" style:font-size-complex="28pt"/>
    </style:style>
    <style:style style:name="T96" style:family="text">
      <style:text-properties style:font-name="Segoe UI2" fo:font-size="22pt" style:font-name-asian="Segoe UI Symbol" style:font-size-asian="28pt" style:font-name-complex="Segoe UI Symbol" style:font-size-complex="28pt"/>
    </style:style>
    <style:style style:name="T97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98" style:family="text">
      <style:text-properties style:text-position="33% 58%" fo:font-size="26pt" style:font-size-asian="36pt" style:font-size-complex="36pt"/>
    </style:style>
    <style:style style:name="T99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00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01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102" style:family="text">
      <style:text-properties style:text-position="33% 58%" fo:font-size="32pt" style:font-size-asian="44pt" style:font-size-complex="44pt"/>
    </style:style>
    <style:style style:name="T103" style:family="text">
      <style:text-properties style:text-position="33% 58%" style:font-name="Segoe UI4" fo:font-size="32pt" style:font-size-asian="44pt" style:font-size-complex="44pt"/>
    </style:style>
    <style:style style:name="T104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105" style:family="text">
      <style:text-properties style:text-position="33% 58%" style:font-name="Segoe UI4"/>
    </style:style>
    <style:style style:name="T106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07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08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109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10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111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112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113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14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115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16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17" style:family="text">
      <style:text-properties fo:font-size="24pt"/>
    </style:style>
    <style:style style:name="T118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Sie wird von direkten Produktzuständen gelöst. Der Zwei-Teilchen-Zustand wird formal als kommutatives Produkt der beiden Ein-Teilchen-Zustände ges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er untere Index bezeichnet die Anzahl der Teilchen in dem System, beispielsweise 1 (<text:span text:style-name="T2">ℋ</text:span><text:span text:style-name="T3">1</text:span>), <text:span text:style-name="T4">2</text:span> (<text:span text:style-name="T2">ℋ</text:span><text:span text:style-name="T3">2</text:span>) oder <text:span text:style-name="T2">N</text:span> (<text:span text:style-name="T2">ℋ</text:span><text:span text:style-name="T5">N</text:span>).</text:p>
            <text:p text:style-name="P2"/>
            <text:p text:style-name="P2">Der obere Index bezeichnet die unterscheidbaren und daher numerierbaren Teilchen:</text:p>
            <text:p text:style-name="P2">Zum Beispiel Teilchen 2: |<text:span text:style-name="T6">η</text:span><text:span text:style-name="T7">⟩</text:span><text:span text:style-name="T8">(2)</text:span><text:span text:style-name="T7"> </text:span><text:span text:style-name="T9">ϵ</text:span><text:span text:style-name="T7"> ℋ</text:span><text:span text:style-name="T10">1</text:span><text:span text:style-name="T8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elche Zustände enthält der Produktraum </text:span><text:span text:style-name="T11">ℋ</text:span><text:span text:style-name="T12">2</text:span><text:span text:style-name="T1"> = </text:span><text:span text:style-name="T11">ℋ</text:span><text:span text:style-name="T12">1</text:span><text:span text:style-name="T13">(1)</text:span><text:span text:style-name="T1"> </text:span><text:span text:style-name="T14">× </text:span><text:span text:style-name="T11">ℋ</text:span><text:span text:style-name="T12">1</text:span><text:span text:style-name="T13">(2)</text:span><text:span text:style-name="T1"> wenn </text:span><text:span text:style-name="T11">ℋ</text:span><text:span text:style-name="T12">1</text:span><text:span text:style-name="T13">(1,2)</text:span><text:span text:style-name="T1"> die Hilbert-Räume von Teilchen 1 und Teilchen 2 sind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Aus allen direkten Produktzuständen sowie aus allen denkbaren Linearkombinationen dieser Produktzustände mit komplexen Koeffizienten:</text:p>
            <text:p text:style-name="P2"/>
            <text:p text:style-name="P2"/>
            <text:p text:style-name="P2"/>
          </draw:text-box>
        </draw:frame>
        <draw:frame draw:style-name="gr2" draw:text-style-name="P3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so sind Wechselwirkungen im <text:span text:style-name="T2">ℋ</text:span><text:span text:style-name="T3">2</text:span> möglich?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 text:style-name="P2">Nicht jedes Element in ℋ<text:span text:style-name="T3">2</text:span> lässt sich durch direkte Produktzustände ausdrücken, jedoch ist jeder direkte Produktzustand Element von ℋ<text:span text:style-name="T3">2</text:span>.</text:p>
            <text:p text:style-name="P2"/>
            <text:p text:style-name="P2">Bei vorliegenden Wechselwirkungen sind direkte Produktzustände nicht mehr Eigenzustände zum Gesamt-Hamilton-Operator, allerdings lassen sich diese (WW-Eigenzustände) nach den Eigenzuständen des freien Systems entwickeln, so dass sie Element des ℋ<text:span text:style-name="T3">2</text:span> sind.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2">ℋ</text:span><text:span text:style-name="T3">2</text:span> erklär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Nur Zustände aus demselben Teilraum werden miteinander kombiniert.</text:p>
            <text:p text:style-name="P2">Für reine Produktzustände als echte Teilmenge des ℋ<text:span text:style-name="T3">2</text:span> gilt:</text:p>
            <text:p text:style-name="P2"/>
            <text:p text:style-name="P2"/>
            <text:p text:style-name="P2"/>
            <text:p text:style-name="P2"/>
            <text:p text:style-name="P2">Für allgmeine Zustände des Produktraums ℋ<text:span text:style-name="T3">2</text:span> gilt:</text:p>
          </draw:text-box>
        </draw:frame>
        <draw:frame draw:style-name="gr2" draw:text-style-name="P3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2">ℋ</text:span><text:span text:style-name="T3">2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Es seien</text:p>
            <text:p text:style-name="P2"><text:s/>{|<text:span text:style-name="T2">a</text:span><text:span text:style-name="T5">n</text:span><text:span text:style-name="T15">(1)</text:span>⟩} ; {|<text:span text:style-name="T2">b</text:span><text:span text:style-name="T5">m</text:span><text:span text:style-name="T15">(2)</text:span>⟩} </text:p>
            <text:p text:style-name="P2">Eigenzustände vollständiger Sätze kommutierender Observablen in ℋ<text:span text:style-name="T3">1</text:span><text:span text:style-name="T15">(1)</text:span> bzw. ℋ<text:span text:style-name="T3">1</text:span><text:span text:style-name="T15">(2)</text:span> und damit orthonormierte Basen dieser Räume, dann bilden die Produktzustände</text:p>
            <text:p text:style-name="P2"/>
            <text:p text:style-name="P2">{|<text:span text:style-name="T2">a</text:span><text:span text:style-name="T5">n</text:span><text:span text:style-name="T2">b</text:span><text:span text:style-name="T5">m</text:span>⟩ = |<text:span text:style-name="T2">a</text:span><text:span text:style-name="T5">n</text:span><text:span text:style-name="T15">(1)</text:span>⟩|<text:span text:style-name="T2">b</text:span><text:span text:style-name="T5">m</text:span><text:span text:style-name="T15">(2)</text:span>⟩}</text:p>
            <text:p text:style-name="P2"/>
            <text:p text:style-name="P2">eine orthonormierte Basis des ℋ<text:span text:style-name="T3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16">Wie entwickelt man den Zwei-Teilchen-Zustand |</text:span><text:span text:style-name="T17">φ</text:span><text:span text:style-name="T18">2</text:span><text:span text:style-name="T19">⟩</text:span><text:span text:style-name="T16"> nach den Basen des </text:span><text:span text:style-name="T20">ℋ</text:span><text:span text:style-name="T21">2</text:span><text:span text:style-name="T16"> und wie erhält man seine Komponenten?</text:span></text:p>
          </draw:text-box>
        </draw:frame>
        <draw:frame presentation:style-name="pr4" draw:text-style-name="P2" draw:layer="layout" svg:width="25.199cm" svg:height="13.976cm" svg:x="1.4cm" svg:y="4.017cm" presentation:class="subtitle" presentation:user-transformed="true">
          <draw:text-box>
            <text:p text:style-name="P2"/>
            <text:p text:style-name="P2">Man entwickelt zunächst die Ein-Teilchen-Zustände nach den jeweiligen, in ihren Ein-Teilchen-Räumen ℋ<text:span text:style-name="T3">1</text:span><text:span text:style-name="T15">(1,2)</text:span> vollständigen Basen {|<text:span text:style-name="T2">a</text:span><text:span text:style-name="T5">n</text:span><text:span text:style-name="T15">(1)</text:span>⟩}, {|<text:span text:style-name="T2">b</text:span><text:span text:style-name="T5">m</text:span><text:span text:style-name="T15">(2)</text:span>⟩}:</text:p>
            <text:p text:style-name="P2"/>
            <text:p text:style-name="P2"/>
            <text:p text:style-name="P2">und erhält so durch Einsetzen</text:p>
            <text:p text:style-name="P2"/>
            <text:p text:style-name="P2"/>
            <text:p text:style-name="P2"/>
            <text:p text:style-name="P2"/>
            <text:p text:style-name="P2"/>
            <text:p text:style-name="P2">Die Komponenten <text:span text:style-name="T6">ϒ</text:span><text:span text:style-name="T22">nm</text:span><text:span text:style-name="T9">(</text:span><text:span text:style-name="T6">φ</text:span><text:span text:style-name="T9">) des allgemeinen Zustands |</text:span><text:span text:style-name="T6">φ</text:span><text:span text:style-name="T23">2</text:span><text:span text:style-name="T9">⟩ versteht man als Projektionen von |</text:span><text:span text:style-name="T6">φ</text:span><text:span text:style-name="T23">2</text:span><text:span text:style-name="T9">⟩ auf die entsprechenden Basiszustände |</text:span><text:span text:style-name="T6">a</text:span><text:span text:style-name="T22">n</text:span><text:span text:style-name="T9"> </text:span><text:span text:style-name="T6">b</text:span><text:span text:style-name="T22">m</text:span><text:span text:style-name="T9">⟩:</text:span></text:p>
          </draw:text-box>
        </draw:frame>
        <draw:frame draw:style-name="gr2" draw:text-style-name="P3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Es sei |</text:span><text:span text:style-name="T25">φ</text:span><text:span text:style-name="T26">2</text:span><text:span text:style-name="T24">⟩ </text:span><text:span text:style-name="T27">ϵ</text:span><text:span text:style-name="T28"> </text:span><text:span text:style-name="T29">ℋ</text:span><text:span text:style-name="T30">2</text:span><text:span text:style-name="T24"> und |</text:span><text:span text:style-name="T31">a</text:span><text:span text:style-name="T32">n</text:span><text:span text:style-name="T33"> </text:span><text:span text:style-name="T31">b</text:span><text:span text:style-name="T32">m</text:span><text:span text:style-name="T24">⟩ = |</text:span><text:span text:style-name="T31">a</text:span><text:span text:style-name="T32">n</text:span><text:span text:style-name="T34">(1)</text:span><text:span text:style-name="T24">⟩ |</text:span><text:span text:style-name="T31">b</text:span><text:span text:style-name="T32">m</text:span><text:span text:style-name="T34">(2)</text:span><text:span text:style-name="T24">⟩ ein Basiszustand des </text:span><text:span text:style-name="T31">ℋ</text:span><text:span text:style-name="T35">2</text:span><text:span text:style-name="T24">. Was bedeutet dann |⟨</text:span><text:span text:style-name="T31">a</text:span><text:span text:style-name="T32">n</text:span><text:span text:style-name="T33"> </text:span><text:span text:style-name="T31">b</text:span><text:span text:style-name="T32">m</text:span><text:span text:style-name="T24">|</text:span><text:span text:style-name="T25">φ</text:span><text:span text:style-name="T26">2</text:span><text:span text:style-name="T24">⟩|</text:span><text:span text:style-name="T34">2</text:span><text:span text:style-name="T24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ie Wahrscheinlichkeit, bei einer Messung am Zwei-Teilchen-System </text:p>
            <text:p text:style-name="P2">|<text:span text:style-name="T6">φ</text:span><text:span text:style-name="T36">2⟩ Teilchen 1 im Zustand |</text:span><text:span text:style-name="T6">a</text:span><text:span text:style-name="T22">n</text:span><text:span text:style-name="T37">(1)</text:span><text:span text:style-name="T36">⟩ und Teilchen 2 im Zustand |</text:span><text:span text:style-name="T6">b</text:span><text:span text:style-name="T22">m</text:span><text:span text:style-name="T37">(2)</text:span><text:span text:style-name="T36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38">Die Eigenzustände |</text:span><text:span text:style-name="T39">a</text:span><text:span text:style-name="T40">n</text:span><text:span text:style-name="T41">(1)</text:span><text:span text:style-name="T38">⟩ des Operators </text:span><text:span text:style-name="T39">A</text:span><text:span text:style-name="T42">1</text:span><text:span text:style-name="T41">(1)</text:span><text:span text:style-name="T38"> sollen eine Basis des </text:span><text:span text:style-name="T39">ℋ</text:span><text:span text:style-name="T42">1</text:span><text:span text:style-name="T41">(1)</text:span><text:span text:style-name="T38"> bilden. Wie lautet dann die Spektraldarstellung von </text:span><text:span text:style-name="T39">A</text:span><text:span text:style-name="T42">1</text:span><text:span text:style-name="T41">(1)</text:span><text:span text:style-name="T38"> im Produktraum </text:span><text:span text:style-name="T39">ℋ</text:span><text:span text:style-name="T42">2</text:span><text:span text:style-name="T38"> = </text:span><text:span text:style-name="T39">ℋ</text:span><text:span text:style-name="T42">1</text:span><text:span text:style-name="T41">(1)</text:span><text:span text:style-name="T38"> </text:span><text:span text:style-name="T43">×</text:span><text:span text:style-name="T44"> </text:span><text:span text:style-name="T45">ℋ</text:span><text:span text:style-name="T46">1</text:span><text:span text:style-name="T47">(2)</text:span><text:span text:style-name="T4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3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Ja, Ein-Teilchen-Operatoren die sich auf verschiedene Teilchen beziehen kommutieren auf jeden Fall:</text:p>
          </draw:text-box>
        </draw:frame>
        <draw:frame draw:style-name="gr2" draw:text-style-name="P3" draw:layer="layout" svg:width="26.002cm" svg:height="1.505cm" svg:x="0.998cm" svg:y="12.747cm">
          <text:p/>
          <draw:object xlink:href="../Operatoridentität%20für%20kommutierende%20Operatoren%20aus%20unterschiedlichen%20Teilräum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8">Wie sieht der Hilbert-Raum </text:span><text:span text:style-name="T49">ℋ</text:span><text:span text:style-name="T50">N</text:span><text:span text:style-name="T48"> eines Systems aus </text:span><text:span text:style-name="T49">N</text:span><text:span text:style-name="T48"> unterscheidbaren Teilchen aus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Er enthält alle direkten <text:span text:style-name="T2">N</text:span>-Teilchen-Produktzustände aus Ein-Teilchen-Zuständen der Räume <text:span text:style-name="T2">ℋ</text:span><text:span text:style-name="T3">1</text:span><text:span text:style-name="T15">( </text:span><text:span text:style-name="T51">i </text:span><text:span text:style-name="T15">)</text:span> und alle Linearkombinationen derselb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ie konstruiert man eine orthonormierte Basis im </text:span><text:span text:style-name="T31">ℋ</text:span><text:span text:style-name="T32">N</text:span><text:span text:style-name="T24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Analog zu <text:span text:style-name="T2">ℋ</text:span><text:span text:style-name="T3">2</text:span><text:span text:style-name="T52">:</text:span></text:p>
            <text:p text:style-name="P2"><text:span text:style-name="T52">die Produktzustände aus den Eigenzuständen vollständiger Sätze kommutierender Observablen in </text:span><text:span text:style-name="T53">ℋ</text:span><text:span text:style-name="T3">1</text:span><text:span text:style-name="T15">( </text:span><text:span text:style-name="T51">i</text:span><text:span text:style-name="T15"> )</text:span><text:span text:style-name="T52"> bilden eine orthonormierte Basis des </text:span><text:span text:style-name="T53">ℋ</text:span><text:span text:style-name="T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2">N</text:span>-Teilchen-Zustands |<text:span text:style-name="T54">ψ</text:span><text:span text:style-name="T55">N</text:span><text:span text:style-name="T56">⟩</text:span> aussa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Normiert man die Zustände des <text:span text:style-name="T2">ℋ</text:span><text:span text:style-name="T5">N</text:span> auf 1, so kann die statistische Interpretation aus der der Ein-Teilchen-Zustände verallgemeinert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Teilchen, die in allen ihren Teilcheneigenschaften (z.B. Masse, Spin, Ladung, magnetisches Moment, Volumen, Trägheitsmoment) übereinstimmen.</text:p>
            <text:p text:style-name="P2"/>
            <text:p text:style-name="P2">Ort, Impuls, Drehimpuls oder bspw. Spinprojektion sind zeitlich veränderbar und keine Teilcheneigenschaf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Ja, allerdings kann man sie durch exakte Messung ihres Ortes und Impulses identifiz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Identische Teilchen sind grundsätzlich ununterscheidbar und besitzen somit keine Individual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4">Welche Grundvoraussetzungen müssen die Observablen eines Systems aus </text:span><text:span text:style-name="T31">N</text:span><text:span text:style-name="T24"> identischen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Sie müssen explizit und in gleichgewichtiger (symmetrischer) Weise von den Koordinaten aller Teilchen abhä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oberer und unterer Index der Elemente eines <text:span text:style-name="T2">N</text:span>-Teilchen-Zustands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|<text:span text:style-name="T6">φ</text:span><text:span text:style-name="T57">N</text:span><text:span text:style-name="T7">⟩ </text:span><text:span text:style-name="T9">≡</text:span><text:span text:style-name="T7"> |</text:span><text:span text:style-name="T6">φ</text:span><text:span text:style-name="T58">α</text:span><text:span text:style-name="T23">1</text:span><text:span text:style-name="T59">(1)</text:span><text:span text:style-name="T9"> </text:span><text:span text:style-name="T6">φ</text:span><text:span text:style-name="T58">α</text:span><text:span text:style-name="T23">2</text:span><text:span text:style-name="T59">(2)</text:span><text:span text:style-name="T9"> . . . </text:span><text:span text:style-name="T6">φ</text:span><text:span text:style-name="T58">α</text:span><text:span text:style-name="T22">N</text:span><text:span text:style-name="T59">(</text:span><text:span text:style-name="T60">N</text:span><text:span text:style-name="T59">)</text:span><text:span text:style-name="T7">⟩</text:span></text:p>
            <text:p text:style-name="P2"><text:span text:style-name="T7"/></text:p>
            <text:p text:style-name="P2"><text:span text:style-name="T7">Der untere Index bezieht sich auf die (Sätze von) Quantenzahlen, durch welche die Ein-Teilchen-Zustände als Elemente des </text:span><text:span text:style-name="T61">N</text:span><text:span text:style-name="T7">-Teilchen-Zustands eindeutig charakterisiert sind, der obere Index bezeichnet die in diesem </text:span><text:span text:style-name="T61">N</text:span><text:span text:style-name="T7">-Teilchen-Zustand enthaltenen Teilchen. Sie werden damit nicht gekennzeichnet, die Indizierung dient einzig mathematischen Zwecken. Die Reihenfolge der Quantenzahlen bleibt daher immer gle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text-style-name="P2" draw:layer="layout" svg:width="25.199cm" svg:height="18.879cm" svg:x="1.4cm" svg:y="1.568cm" presentation:class="subtitle" presentation:user-transformed="true">
          <draw:text-box>
            <text:p text:style-name="P2"/>
            <text:p text:style-name="P2"/>
            <text:p text:style-name="P2"/>
            <text:p text:style-name="P2">Der Permutationsoperator <text:span text:style-name="T62">℘</text:span><text:span text:style-name="T4"> verändert die Verteilung der Teilchen über die </text:span><text:span text:style-name="T2">N</text:span><text:span text:style-name="T4"> Ein-Teilchen-Zustände: er ändert die Reihenfolge der Teilchenindizes. Jede Permutation lässt sich auf ein Produkt einfacher Vertauschungen zweier Teilchen zurückführen.</text:span></text:p>
            <text:p text:style-name="P2"><text:span text:style-name="T4"/></text:p>
            <text:p text:style-name="P2"><text:span text:style-name="T4">Der Transpositionsoperator </text:span><text:span text:style-name="T2">P</text:span><text:span text:style-name="T5">ij</text:span><text:span text:style-name="T4"> vertauscht das Teilchen an der </text:span><text:span text:style-name="T2">i</text:span><text:span text:style-name="T4">-ten und der </text:span><text:span text:style-name="T2">j</text:span><text:span text:style-name="T4">-ten </text:span><text:span text:style-name="T63">Position</text:span><text:span text:style-name="T4">, er ist somit eine einfache Permutation zweier Teilchen. Die Quantenzahlen bleiben hiervon unberührt!</text:span></text:p>
            <text:p text:style-name="P2"><text:span text:style-name="T4"/></text:p>
            <text:p text:style-name="P2"><text:span text:style-name="T4"/></text:p>
            <text:p text:style-name="P2"><text:span text:style-name="T4">Wichtig: es wird nicht das </text:span><text:span text:style-name="T2">i</text:span><text:span text:style-name="T4">-te und </text:span><text:span text:style-name="T2">j</text:span><text:span text:style-name="T4">-te Teilchen vertauscht, sondern es tauschen die Teilchen an </text:span><text:span text:style-name="T2">i</text:span><text:span text:style-name="T4">-ter und </text:span><text:span text:style-name="T2">j</text:span><text:span text:style-name="T4">-ter Position! Die Teilchen werden nicht "numeriert" in dem Sinne, dass sie ihre Nummer auszeichnet. Sie werden für mathematische Zwecke damit bezeichnet, können aber ansonsten nicht identifiziert werden.</text:span></text:p>
          </draw:text-box>
        </draw:frame>
        <draw:frame draw:style-name="gr2" draw:text-style-name="P3" draw:layer="layout" svg:width="14.823cm" svg:height="1.567cm" svg:x="6.588cm" svg:y="13.416cm">
          <text:p/>
          <draw:object xlink:href="../Transpositionsoperator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Nein, normalerweise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8">Ist der Permutations-(Transpositions-)operator im Produktraum </text:span><text:span text:style-name="T49">ℋ</text:span><text:span text:style-name="T50">N</text:span><text:span text:style-name="T48"> hermite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er Permutationsoperator nicht (aufgrund der Nicht-Vertauschbarkeit des Transpositionsoperators), der Transpositionsoperator selber schon:</text:p>
            <text:p text:style-name="P2"/>
            <text:p text:style-name="P2"><text:span text:style-name="T2">P</text:span><text:span text:style-name="T5">ij</text:span><text:span text:style-name="T64">2</text:span> = <text:span text:style-name="T65">1</text:span><text:span text:style-name="T5">N</text:span> ⇔ <text:span text:style-name="T2">P</text:span><text:span text:style-name="T5">ij</text:span> = <text:span text:style-name="T2">P</text:span><text:span text:style-name="T5">ij</text:span><text:span text:style-name="T15">-1</text:span></text:p>
            <text:p text:style-name="P2">⇒ <text:span text:style-name="T62">℘</text:span><text:span text:style-name="T66"> </text:span><text:span text:style-name="T37">†</text:span> = <text:span text:style-name="T62">℘</text:span><text:span text:style-name="T15"> -1</text:span> <text:s/>; <text:tab/> <text:span text:style-name="T2">P</text:span><text:span text:style-name="T5">ij</text:span><text:span text:style-name="T59">†</text:span> = <text:span text:style-name="T2">P</text:span><text:span text:style-name="T5">ij</text:span><text:span text:style-name="T15">-1</text:span> = <text:span text:style-name="T2">P</text:span><text:span text:style-name="T5">ij</text:span></text:p>
            <text:p text:style-name="P2"><text:span text:style-name="T67">(beide sind unitä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Welche fundamentale Forderung müssen Observable eines Systems identischer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as Vertauschen von Teilchenindizes in den Zustandssymbolen darf den eigentlichen Messwert nicht ändern: es muß die Operatoridentität <text:span text:style-name="T2">A</text:span><text:span text:style-name="T5">N</text:span> = <text:span text:style-name="T2">P</text:span><text:span text:style-name="T5">ij</text:span><text:span text:style-name="T59">†</text:span><text:span text:style-name="T9"> </text:span><text:span text:style-name="T61">A</text:span><text:span text:style-name="T57">N</text:span><text:span text:style-name="T7"> </text:span><text:span text:style-name="T61">P</text:span><text:span text:style-name="T57">ij</text:span><text:span text:style-name="T7"> gelten</text:span>!</text:p>
            <text:p text:style-name="P2"/>
            <text:p text:style-name="P2"/>
          </draw:text-box>
        </draw:frame>
        <draw:frame draw:style-name="gr2" draw:text-style-name="P3" draw:layer="layout" svg:width="20.339cm" svg:height="1.478cm" svg:x="3.83cm" svg:y="12.06cm">
          <text:p/>
          <draw:object xlink:href="../Observable%20eines%20Systems%20identischer%20Teilchen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3.725cm" svg:height="3.431cm" svg:x="7.137cm" svg:y="14.784cm">
          <text:p/>
          <draw:object xlink:href="../Irrelevanz%20der%20Reihenfolge%20für%20Mess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8" draw:layer="layout" svg:width="25.199cm" svg:height="3.506cm" svg:x="1.4cm" svg:y="0.835cm" presentation:class="title" presentation:user-transformed="true">
          <draw:text-box>
            <text:p><text:span text:style-name="T68">Was folgt aus der Operatoridentität </text:span><text:span text:style-name="T69">A</text:span><text:span text:style-name="T70">N</text:span><text:span text:style-name="T68"> = </text:span><text:span text:style-name="T69">P</text:span><text:span text:style-name="T70">ij</text:span><text:span text:style-name="T71">†</text:span><text:span text:style-name="T72"> </text:span><text:span text:style-name="T73">A</text:span><text:span text:style-name="T74">N</text:span><text:span text:style-name="T72"> </text:span><text:span text:style-name="T73">P</text:span><text:span text:style-name="T74">ij</text:span><text:span text:style-name="T68"> für den Kommutator des Transpositionsoperators mit Observablen</text:span><text:span text:style-name="T75">?</text:span>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 text:style-name="P2">Er ist Null, d.h. alle <text:span text:style-name="T2">erlaubten</text:span> Observablen kommutieren mit allen Transpositions- und damit auch Permutationsoperatoren:</text:p>
            <text:p text:style-name="P2"/>
            <text:p text:style-name="P2">[<text:span text:style-name="T2">A</text:span><text:span text:style-name="T5">N</text:span> , <text:span text:style-name="T2">P</text:span><text:span text:style-name="T5">ij</text:span>]_ = 0 für alle <text:span text:style-name="T2">i</text:span>,<text:span text:style-name="T2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4">Welche wichtige Symmetrieforderung ist an die Zustände eines Systems identischer Teilchen zu ste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ie Zustände eines Systems identischer Teilchen sind gegenüber Vertauschung zweier Teilchenindizes entweder symmetrisch oder antisymmetrisch</text:p>
          </draw:text-box>
        </draw:frame>
        <draw:frame draw:style-name="gr2" draw:text-style-name="P3" draw:layer="layout" svg:width="9.973cm" svg:height="1.537cm" svg:x="9.013cm" svg:y="13.731cm">
          <text:p/>
          <draw:object xlink:href="../Symmetriebedingung%20für%20Zustände%20eines%20Systems%20identischer%20Teilche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24">Ist der Produktraum </text:span><text:span text:style-name="T31">ℋ</text:span><text:span text:style-name="T32">N</text:span><text:span text:style-name="T24"> = </text:span><text:span text:style-name="T31">ℋ</text:span><text:span text:style-name="T35">1</text:span><text:span text:style-name="T34">(1)</text:span><text:span text:style-name="T24"> </text:span><text:span text:style-name="T27">× </text:span><text:span text:style-name="T25">ℋ</text:span><text:span text:style-name="T26">1</text:span><text:span text:style-name="T76">(2)</text:span><text:span text:style-name="T27"> × . . . × </text:span><text:span text:style-name="T25">ℋ</text:span><text:span text:style-name="T77">1</text:span><text:span text:style-name="T76">(</text:span><text:span text:style-name="T78">N</text:span><text:span text:style-name="T76">)</text:span><text:span text:style-name="T27"> zur Beschreibung </text:span><text:span text:style-name="T25">N</text:span><text:span text:style-name="T27"> identischer Teilchen ange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Nein, da nicht alle Elemente die Symmetrieforderung erfü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Zeitentwickl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611cm" svg:height="2.237cm" svg:x="8.194cm" svg:y="9.381cm">
          <text:p/>
          <draw:object xlink:href="../Zeitentwicklungsoperator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Warum ändert sich für Zustände identischer Teilchen der Symmetriecharakter nicht mit der Zei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a der Zeitentwicklungsoperator <text:span text:style-name="T2">U</text:span> mit dem Transpositionsoperator <text:span text:style-name="T2">P</text:span><text:span text:style-name="T5">ij</text:span> vertauscht:</text:p>
            <text:p text:style-name="P2"/>
            <text:p text:style-name="P2">[<text:span text:style-name="T2">U</text:span> , <text:span text:style-name="T2">P</text:span><text:span text:style-name="T5">ij</text:span>]_ = 0</text:p>
            <text:p text:style-name="P2"/>
            <text:p text:style-name="P2"/>
            <text:p text:style-name="P2"/>
            <text:p text:style-name="P2"/>
          </draw:text-box>
        </draw:frame>
        <draw:frame draw:style-name="gr2" draw:text-style-name="P3" draw:layer="layout" svg:width="21.334cm" svg:height="3.075cm" svg:x="3.332cm" svg:y="12.762cm">
          <text:p/>
          <draw:object xlink:href="../Keine%20Änderung%20der%20Symmetrie%20im%20zeitlichen%20Verlauf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2">ℋ</text:span><text:span text:style-name="T5">N</text:span><text:span text:style-name="T15">(</text:span><text:span text:style-name="T79">±</text:span><text:span text:style-name="T80">)</text:span><text:span text:style-name="T56"> definier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Wendet man den Projektionsoperator auf symmetrische Zustände </text:p>
            <text:p text:style-name="P2">|<text:span text:style-name="T6">φ</text:span><text:span text:style-name="T59">(+)</text:span><text:span text:style-name="T9">⟩ ϵ</text:span> <text:span text:style-name="T2">𝓗</text:span><text:span text:style-name="T5">N</text:span><text:span text:style-name="T15">(+)</text:span> an, so ändert sich das Vorzeichen der Zustände nicht:</text:p>
            <text:p text:style-name="P2"><text:span text:style-name="T2">P</text:span><text:span text:style-name="T5">ij</text:span> |<text:span text:style-name="T6">φ</text:span><text:span text:style-name="T59">(+)</text:span><text:span text:style-name="T9">⟩ </text:span>= |<text:span text:style-name="T6">φ</text:span><text:span text:style-name="T59">(+)</text:span><text:span text:style-name="T9">⟩</text:span></text:p>
            <text:p text:style-name="P2"><text:span text:style-name="T9"/></text:p>
            <text:p text:style-name="P2"><text:span text:style-name="T9">Wendet man den Projektionsoperator auf antisymmetrische Zustände </text:span></text:p>
            <text:p text:style-name="P2"><text:span text:style-name="T9">|</text:span><text:span text:style-name="T6">φ</text:span><text:span text:style-name="T59">(-)</text:span><text:span text:style-name="T9">⟩ ϵ </text:span><text:span text:style-name="T6">𝓗</text:span><text:span text:style-name="T22">N</text:span><text:span text:style-name="T59">(-)</text:span><text:span text:style-name="T9"> an, so ändert sich das Vorzeichen der Zustände:</text:span></text:p>
            <text:p text:style-name="P2"><text:span text:style-name="T2">P</text:span><text:span text:style-name="T5">ij</text:span> |<text:span text:style-name="T6">φ</text:span><text:span text:style-name="T59">(-)</text:span><text:span text:style-name="T9">⟩ </text:span>= -|<text:span text:style-name="T6">φ</text:span><text:span text:style-name="T59">(-)</text:span><text:span text:style-name="T9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2">ℋ</text:span><text:span text:style-name="T5">N</text:span><text:span text:style-name="T15">(</text:span><text:span text:style-name="T79">+</text:span><text:span text:style-name="T80">)</text:span> mit einem des <text:span text:style-name="T2">ℋ</text:span><text:span text:style-name="T5">N</text:span><text:span text:style-name="T15">(</text:span><text:span text:style-name="T79">-</text:span><text:span text:style-name="T80">)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0, da sie orthogonal zueinander sind</text:p>
          </draw:text-box>
        </draw:frame>
        <draw:frame draw:style-name="gr2" draw:text-style-name="P3" draw:layer="layout" svg:width="18.926cm" svg:height="3.379cm" svg:x="4.536cm" svg:y="12.81cm">
          <text:p/>
          <draw:object xlink:href="../Orthogonalität%20symmetrischer%20und%20antisymmetrischer%20Zustände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Würde sich dasselbe System in Zuständen mit unterschiedlichen Symmetrieverhalten befinden, so wäre auch jede Linearkombination jener ein möglicher Zustand. Dieser wäre aber weder symmetrisch noch antisymmetrisch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</text:span><text:span text:style-name="T1"><text:line-break/></text:span><text:span text:style-name="T1">|</text:span><text:span text:style-name="T81">φ</text:span><text:span text:style-name="T82">N</text:span><text:span text:style-name="T1">⟩ </text:span><text:span text:style-name="T14">ϵ</text:span><text:span text:style-name="T1"> </text:span><text:span text:style-name="T11">ℋ</text:span><text:span text:style-name="T83">N</text:span><text:span text:style-name="T1"> einen (anti-)symmetrisierten Zustand des </text:span><text:span text:style-name="T11">ℋ</text:span><text:span text:style-name="T83">N</text:span><text:span text:style-name="T13">(</text:span><text:span text:style-name="T84">±</text:span><text:span text:style-name="T85">)</text:span><text:span text:style-name="T1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/>
            <text:p text:style-name="P2"/>
            <text:p text:style-name="P2"/>
            <text:p text:style-name="P2"/>
            <text:p text:style-name="P2">Durch Anwendung des (Anti-)Symmetrisierungsoperators</text:p>
            <text:p text:style-name="P2"/>
            <text:p text:style-name="P2"/>
            <text:p text:style-name="P2"/>
            <text:p text:style-name="P2">(Die Summe läuft über alle denkbaren Permutationen des <text:span text:style-name="T2">N</text:span>-Tupels einschließlich der Identität. <text:span text:style-name="T2">p</text:span> ist die Zahl der Transpositionen, aus denen <text:span text:style-name="T86">℘</text:span><text:span text:style-name="T87"> aufgebaut ist)</text:span></text:p>
          </draw:text-box>
        </draw:frame>
        <draw:frame draw:style-name="gr2" draw:text-style-name="P3" draw:layer="layout" svg:width="8.202cm" svg:height="2.645cm" svg:x="9.898cm" svg:y="10.577cm">
          <text:p/>
          <draw:object xlink:href="../(Anit-)Symmetrisierungsoperator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>
            <draw:text-box>
              <text:p>Warum ist da dieses 1/(<text:span text:style-name="T2">N</text:span>!) ?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tauscht <text:span text:style-name="T2">S</text:span><text:span text:style-name="T5">N</text:span><text:span text:style-name="T15">(</text:span><text:span text:style-name="T79">±</text:span><text:span text:style-name="T80">)</text:span><text:span text:style-name="T56"> mit </text:span><text:span text:style-name="T88">P</text:span><text:span text:style-name="T55">ij</text:span><text:span text:style-name="T56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text-style-name="P10" draw:layer="layout" svg:width="25.199cm" svg:height="3.506cm" svg:x="1.4cm" svg:y="0.833cm" presentation:class="title" presentation:user-transformed="true">
          <draw:text-box>
            <text:p text:style-name="P10"><text:span text:style-name="T89">Was lässt sich aufgrund der Kommutatorbeziehung des Transpositionsoperators </text:span><text:span text:style-name="T90">P</text:span><text:span text:style-name="T91">ij</text:span><text:span text:style-name="T89"> zum Symmetrisierungsoperator </text:span><text:span text:style-name="T90">S</text:span><text:span text:style-name="T91">N</text:span><text:span text:style-name="T92">(</text:span><text:span text:style-name="T93">±</text:span><text:span text:style-name="T94">)</text:span><text:span text:style-name="T89"> für den Projektionsoperator </text:span><text:span text:style-name="T95">℘</text:span><text:span text:style-name="T96"> sa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6">Was ergibt die Anwendung des Symmetrisierungsoperators </text:span><text:span text:style-name="T20">S</text:span><text:span text:style-name="T97">N</text:span><text:span text:style-name="T98">(±)</text:span><text:span text:style-name="T16"> auf einen bereits (anti-)symmetrisierten Zustand |</text:span><text:span text:style-name="T17">φ</text:span><text:span text:style-name="T99">N</text:span><text:span text:style-name="T100">(</text:span><text:span text:style-name="T101">±</text:span><text:span text:style-name="T100">)</text:span><text:span text:style-name="T16">⟩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Der (anti-)symmetrisierte Zustand bleibt erhalten: bereits (anti-)symmetrisierte Zustände werden durch ihn auf sich selbst abgebildet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sind <text:span text:style-name="T2">S</text:span><text:span text:style-name="T5">N</text:span><text:span text:style-name="T15">(+)</text:span> und <text:span text:style-name="T2">S</text:span><text:span text:style-name="T5">N</text:span><text:span text:style-name="T15">(-)</text:span> Projektionsoperator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Weil sie idempotent und hermitesch sind, also die Eigenschaften von Projektionsoperatoren besitzen.</text:p>
            <text:p text:style-name="P2"/>
            <text:p text:style-name="P2"><text:span text:style-name="T2">S</text:span><text:span text:style-name="T5">N</text:span><text:span text:style-name="T15">(+)</text:span> und <text:span text:style-name="T2">S</text:span><text:span text:style-name="T5">N</text:span><text:span text:style-name="T15">(-)</text:span> projezieren auf orthogonale Teilräume des <text:span text:style-name="T2">ℋ</text:span><text:span text:style-name="T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48">Ist die Vereinigung der Teilräume </text:span><text:span text:style-name="T49">ℋ</text:span><text:span text:style-name="T50">N</text:span><text:span text:style-name="T102">(</text:span><text:span text:style-name="T103">+</text:span><text:span text:style-name="T104">)</text:span><text:span text:style-name="T48"> und </text:span><text:span text:style-name="T49">ℋ</text:span><text:span text:style-name="T50">N</text:span><text:span text:style-name="T102">(</text:span><text:span text:style-name="T103">-</text:span><text:span text:style-name="T104">)</text:span><text:span text:style-name="T48"> mit dem Produktraum </text:span><text:span text:style-name="T49">ℋ</text:span><text:span text:style-name="T50">N</text:span><text:span text:style-name="T48"> identi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Nein, schon für <text:span text:style-name="T2">N</text:span> &gt; 2 ist die Summe aus <text:span text:style-name="T2">S</text:span><text:span text:style-name="T5">N</text:span><text:span text:style-name="T15">(+)</text:span> und <text:span text:style-name="T2">S</text:span><text:span text:style-name="T5">N</text:span><text:span text:style-name="T15">(-)</text:span> nicht mehr die Identität <text:span text:style-name="T65">1</text:span><text:span text:style-name="T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48">Mit welchem Teilraum vervollständigt man </text:span><text:span text:style-name="T49">ℋ</text:span><text:span text:style-name="T50">N</text:span><text:span text:style-name="T102">(</text:span><text:span text:style-name="T103">+</text:span><text:span text:style-name="T104">)</text:span><text:span text:style-name="T48"> und </text:span><text:span text:style-name="T49">ℋ</text:span><text:span text:style-name="T50">N</text:span><text:span text:style-name="T102">(</text:span><text:span text:style-name="T103">-</text:span><text:span text:style-name="T104">)</text:span><text:span text:style-name="T48"> zu dem Produktraum </text:span><text:span text:style-name="T49">ℋ</text:span><text:span text:style-name="T50">N</text:span><text:span text:style-name="T48"> 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Mit dem Projektionsoperator <text:span text:style-name="T2">S</text:span><text:span text:style-name="T5">N</text:span><text:span text:style-name="T15">(0)</text:span>. Dieser bildet auf einen Teilraum <text:span text:style-name="T2">ℋ</text:span><text:span text:style-name="T5">N</text:span><text:span text:style-name="T15">(0)</text:span> ab, welcher orthogonal zu den von <text:span text:style-name="T2">S</text:span><text:span text:style-name="T5">N</text:span><text:span text:style-name="T15">(+)</text:span> und <text:span text:style-name="T2">S</text:span><text:span text:style-name="T5">N</text:span><text:span text:style-name="T15">(-)</text:span> erzeugten Teilräumen <text:span text:style-name="T2">ℋ</text:span><text:span text:style-name="T5">N</text:span><text:span text:style-name="T15">(+)</text:span> und <text:span text:style-name="T2">ℋ</text:span><text:span text:style-name="T5">N</text:span><text:span text:style-name="T15">(-)</text:span> ist. Er wird definiert durch <text:span text:style-name="T2">S</text:span><text:span text:style-name="T5">N</text:span><text:span text:style-name="T15">(+)</text:span> + <text:span text:style-name="T2">S</text:span><text:span text:style-name="T5">N</text:span><text:span text:style-name="T15">(-)</text:span> + <text:span text:style-name="T2">S</text:span><text:span text:style-name="T5">N</text:span><text:span text:style-name="T15">(0)</text:span> = <text:span text:style-name="T65">1</text:span><text:span text:style-name="T5">N</text:span><text:span text:style-name="T67">.</text:span></text:p>
            <text:p text:style-name="P2"><text:span text:style-name="T67"/></text:p>
            <text:p text:style-name="P2"><text:span text:style-name="T67">Er ist idempotent und hermite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2">S</text:span><text:span text:style-name="T5">N</text:span><text:span text:style-name="T15">(</text:span><text:span text:style-name="T79">±</text:span><text:span text:style-name="T80">)</text:span><text:span text:style-name="T56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Hermitezität von <text:span text:style-name="T2">S</text:span><text:span text:style-name="T5">N</text:span><text:span text:style-name="T15">(</text:span><text:span text:style-name="T79">±</text:span><text:span text:style-name="T80">)</text:span><text:span text:style-name="T56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2">S</text:span><text:span text:style-name="T5">N</text:span><text:span text:style-name="T15">(</text:span><text:span text:style-name="T105">+</text:span><text:span text:style-name="T80">)</text:span><text:span text:style-name="T56"> zu </text:span><text:span text:style-name="T88">S</text:span><text:span text:style-name="T55">N</text:span><text:span text:style-name="T80">(</text:span><text:span text:style-name="T79">-</text:span><text:span text:style-name="T80">)</text:span><text:span text:style-name="T56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2">S</text:span><text:span text:style-name="T5">N</text:span><text:span text:style-name="T15">(</text:span><text:span text:style-name="T105">0</text:span><text:span text:style-name="T80">)</text:span><text:span text:style-name="T56"> zu </text:span><text:span text:style-name="T88">S</text:span><text:span text:style-name="T55">N</text:span><text:span text:style-name="T80">(</text:span><text:span text:style-name="T79">±</text:span><text:span text:style-name="T80">)</text:span><text:span text:style-name="T56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2">S</text:span><text:span text:style-name="T5">N</text:span><text:span text:style-name="T15">(</text:span><text:span text:style-name="T105">0</text:span><text:span text:style-name="T80">)</text:span><text:span text:style-name="T56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2">ℋ</text:span><text:span text:style-name="T5">N</text:span><text:span text:style-name="T15">(</text:span><text:span text:style-name="T79">±</text:span><text:span text:style-name="T80">)</text:span> auf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4">Was versteht man unter der Besetzungszahl </text:span><text:span text:style-name="T31">n</text:span><text:span text:style-name="T106">α</text:span><text:span text:style-name="T107">i</text:span><text:span text:style-name="T28">? Welche Werte kann sie im </text:span><text:span text:style-name="T29">ℋ</text:span><text:span text:style-name="T107">N</text:span><text:span text:style-name="T108">(</text:span><text:span text:style-name="T76">-</text:span><text:span text:style-name="T108">)</text:span><text:span text:style-name="T28"> und welche im </text:span><text:span text:style-name="T29">ℋ</text:span><text:span text:style-name="T107">N</text:span><text:span text:style-name="T108">(</text:span><text:span text:style-name="T76">+</text:span><text:span text:style-name="T108">)</text:span><text:span text:style-name="T28"> annehm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2">ℋ</text:span><text:span text:style-name="T5">N</text:span><text:span text:style-name="T15">(</text:span><text:span text:style-name="T79">±</text:span><text:span text:style-name="T80">)</text:span>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48">Welcher Teilchentyp wird im Hilbert-Raum </text:span><text:span text:style-name="T49">ℋ</text:span><text:span text:style-name="T50">N</text:span><text:span text:style-name="T102">(</text:span><text:span text:style-name="T103">+</text:span><text:span text:style-name="T104">)</text:span><text:span text:style-name="T48">, welcher im Hilbert-Raum </text:span><text:span text:style-name="T49">ℋ</text:span><text:span text:style-name="T50">N</text:span><text:span text:style-name="T102">(</text:span><text:span text:style-name="T103">-</text:span><text:span text:style-name="T104">)</text:span><text:span text:style-name="T48">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8">Welche Hilbert-Räume werden durch den Erzeugungsoperator </text:span><text:span text:style-name="T49">a</text:span><text:span text:style-name="T50">α</text:span><text:span text:style-name="T102">+</text:span><text:span text:style-name="T48"> miteinander verknüpf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1">N</text:span><text:span text:style-name="T1">-Teilchen-Zustand |</text:span><text:span text:style-name="T81">φ</text:span><text:span text:style-name="T109">α</text:span><text:span text:style-name="T110">1</text:span><text:span text:style-name="T14"> . . . </text:span><text:span text:style-name="T81">φ</text:span><text:span text:style-name="T109">α</text:span><text:span text:style-name="T111">N</text:span><text:span text:style-name="T14">⟩</text:span><text:span text:style-name="T84">(±)</text:span><text:span text:style-name="T1"> mit Hilfe von Erzeugungsoperatoren aus dem Vakuumzustand |0</text:span><text:span text:style-name="T14">⟩</text:span><text:span text:style-name="T1"> erzeu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4">Wie lautet die fundamentale Vertauschungsrelation für Erzeugungsoperatoren von Bosonen bzw. Fermion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89">Was ergibt die Anwendung des Vernichters </text:span><text:span text:style-name="T90">a</text:span><text:span text:style-name="T91">γ</text:span><text:span text:style-name="T89"> auf einen </text:span><text:span text:style-name="T90">N</text:span><text:span text:style-name="T89">-Teilchen-Zustand, in dem der Ein-Teilchen-Zustand |</text:span><text:span text:style-name="T112">φ</text:span><text:span text:style-name="T91">γ</text:span><text:span text:style-name="T89">⟩ gar nicht vorkomm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Wie lautet die fundamentale Vertauschungsrelation für Vernichtungsoperato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1">a</text:span><text:span text:style-name="T83">r</text:span><text:span text:style-name="T13">+</text:span><text:span text:style-name="T1"> auf einen Fock-Zustand </text:span><text:span text:style-name="T1"><text:line-break/></text:span><text:span text:style-name="T1">|</text:span><text:span text:style-name="T11">N</text:span><text:span text:style-name="T1">; </text:span><text:span text:style-name="T11">n</text:span><text:span text:style-name="T113">α</text:span><text:span text:style-name="T114">1</text:span><text:span text:style-name="T115"> . . . </text:span><text:span text:style-name="T116">n</text:span><text:span text:style-name="T113">α</text:span><text:span text:style-name="T82">r</text:span><text:span text:style-name="T115"> . . .⟩</text:span><text:span text:style-name="T85">(</text:span><text:span text:style-name="T84">±</text:span><text:span text:style-name="T85">)</text:span><text:span text:style-name="T115"> </text:span><text:span text:style-name="T1">definiert? Wie wirkt der Vernichtungsoperator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117">Die Einführung von Erzeugungs- und Vernichtungsoper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4">Welche allgemeine Struktur hat ein Ein-Teilchen-Operator im Formalismus der zweiten Quantisierung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8">Wie sehen Zwei-Teilchen-Operatoren in zweiter Quantisierung aus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16">Wie ist der Besetzungsdichte-(Besetzungszahl-)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8">Wie ist der Teilchenzahl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117">Sie sind wichtige Grundgleichungen zur Bestimmung der Elektronenverteilungen in Atomen, Molekülen und Festkörp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Mit welchem Hamilton-Operator wird im Heitler-London-Verfahren das Wasserstoffmolekül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10" draw:layer="layout" svg:width="25.199cm" svg:height="3.506cm" svg:x="1.4cm" svg:y="0.833cm" presentation:class="title" presentation:user-transformed="true">
          <draw:text-box>
            <text:p><text:span text:style-name="T89">Was lässt sich beim H</text:span><text:span text:style-name="T118">2</text:span><text:span text:style-name="T89">-Molekül über den Zusammenhang von Gesamtelektronenspin und Symmetrie der Ortswellenfunktion aussa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10" draw:layer="layout" svg:width="25.199cm" svg:height="3.506cm" svg:x="1.4cm" svg:y="0.832cm" presentation:class="title" presentation:user-transformed="true">
          <draw:text-box>
            <text:p><text:span text:style-name="T89">Wie kann man sich erklären, dass eine bestimmte Spineinstellung der beiden Elektronen energetisch bevorzugt ist, obwohl der Modell-Hamilton-Operator des H</text:span><text:span text:style-name="T118">2</text:span><text:span text:style-name="T89">-Moleküls spinunabhängig is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24">Mit welchem Zustandsansatz wird beim Heitler-London-Verfahren die Grundzustandsenergie abgeschätz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89">In welcher Hinsicht trägt die Modellrechnung des H</text:span><text:span text:style-name="T118">2</text:span><text:span text:style-name="T89">-Moleküls nach dem Heitler-London-Verfahren zum Verständnis der chemischen Bindung bei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5" draw:text-style-name="P4" draw:layer="layout" svg:width="25.199cm" svg:height="3.506cm" svg:x="1.4cm" svg:y="0.836cm" presentation:class="title" presentation:user-transformed="true">
          <draw:text-box>
            <text:p><text:span text:style-name="T16">Welche Größe ist für die energetische Trennung von angeregten ortho- und para- He-Zuständen verantwortlich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7T11:44:44.036000000</dc:date>
    <meta:document-statistic meta:object-count="379"/>
  </office:meta>
</office:document-meta>
</file>